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72.25" calcext:value-type="float">
            <text:p>72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11.75" calcext:value-type="float">
            <text:p>211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5086206896552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4:.C$195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99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37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6T19:32:27.613000000</dc:date>
    <meta:editing-duration>PT12H37M49S</meta:editing-duration>
    <meta:editing-cycles>120</meta:editing-cycles>
    <meta:generator>LibreOffice/7.4.3.2$Windows_X86_64 LibreOffice_project/1048a8393ae2eeec98dff31b5c133c5f1d08b890</meta:generator>
    <meta:document-statistic meta:table-count="1" meta:cell-count="563" meta:object-count="0"/>
  </office:meta>
</office:document-meta>
</file>